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Table4" style:family="table">
      <style:table-properties style:width="7.2681in" table:align="margins" style:writing-mode="lr-tb"/>
    </style:style>
    <style:style style:name="Table4.A" style:family="table-column">
      <style:table-column-properties style:column-width="2.6021in" style:rel-column-width="23465*"/>
    </style:style>
    <style:style style:name="Table4.B" style:family="table-column">
      <style:table-column-properties style:column-width="4.666in" style:rel-column-width="42070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2.6021in" style:rel-column-width="23465*"/>
    </style:style>
    <style:style style:name="Table5.B" style:family="table-column">
      <style:table-column-properties style:column-width="4.666in" style:rel-column-width="42070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6.4813in" table:align="left" style:writing-mode="lr-tb"/>
    </style:style>
    <style:style style:name="Table1.A" style:family="table-column">
      <style:table-column-properties style:column-width="1.4451in"/>
    </style:style>
    <style:style style:name="Table1.B" style:family="table-column">
      <style:table-column-properties style:column-width="0.491in"/>
    </style:style>
    <style:style style:name="Table1.C" style:family="table-column">
      <style:table-column-properties style:column-width="4.5451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7.25in" fo:margin-top="0in" fo:margin-bottom="0in" table:align="left" style:writing-mode="lr-tb"/>
    </style:style>
    <style:style style:name="Table3.A" style:family="table-column">
      <style:table-column-properties style:column-width="1.3528in"/>
    </style:style>
    <style:style style:name="Table3.B" style:family="table-column">
      <style:table-column-properties style:column-width="0.566in"/>
    </style:style>
    <style:style style:name="Table3.C" style:family="table-column">
      <style:table-column-properties style:column-width="2.4882in"/>
    </style:style>
    <style:style style:name="Table3.D" style:family="table-column">
      <style:table-column-properties style:column-width="2.8431in"/>
    </style:style>
    <style:style style:name="Table3.1" style:family="table-row">
      <style:table-row-properties style:min-row-height="0.228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C1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3.D1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3.2" style:family="table-row">
      <style:table-row-properties style:min-row-height="0.2208in" fo:keep-together="auto"/>
    </style:style>
    <style:style style:name="Table3.3" style:family="table-row">
      <style:table-row-properties style:min-row-height="0.4007in" fo:keep-together="auto"/>
    </style:style>
    <style:style style:name="Table3.5" style:family="table-row">
      <style:table-row-properties style:min-row-height="0.916in" fo:keep-together="auto"/>
    </style:style>
    <style:style style:name="P1" style:family="paragraph" style:parent-style-name="Normal_20__28_Web_29_">
      <style:paragraph-properties fo:margin-left="0in" fo:margin-right="2.9984in" fo:margin-top="0in" fo:margin-bottom="0in" style:contextual-spacing="false" fo:text-indent="0in" style:auto-text-indent="false"/>
      <style:text-properties fo:color="#000000" loext:opacity="100%" fo:font-size="11pt" style:font-size-asian="11pt" style:font-size-complex="11pt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>
      <style:text-properties style:font-name="Times New Roman" officeooo:paragraph-rsid="000ea297" style:font-name-complex="Times New Roman1"/>
    </style:style>
    <style:style style:name="P5" style:family="paragraph" style:parent-style-name="Standard">
      <style:text-properties style:font-name="Times New Roman" officeooo:paragraph-rsid="000f6689" style:font-name-complex="Times New Roman1"/>
    </style:style>
    <style:style style:name="P6" style:family="paragraph" style:parent-style-name="Standard">
      <style:text-properties style:font-name="Times New Roman" officeooo:rsid="000ea297" officeooo:paragraph-rsid="000f6689" style:font-name-complex="Times New Roman1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officeooo:rsid="001fcb56" officeooo:paragraph-rsid="001fcb56" style:font-name-complex="Times New Roman1"/>
    </style:style>
    <style:style style:name="P8" style:family="paragraph" style:parent-style-name="Standard">
      <style:text-properties style:font-name="Times New Roman" officeooo:rsid="0029e8da" officeooo:paragraph-rsid="0029e8da" style:font-name-complex="Times New Roman1"/>
    </style:style>
    <style:style style:name="P9" style:family="paragraph" style:parent-style-name="Standard">
      <style:text-properties style:font-name="Times New Roman" officeooo:paragraph-rsid="0029e8da" style:font-name-complex="Times New Roman1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style:font-name="Times New Roman" style:font-name-complex="Times New Roman1"/>
    </style:style>
    <style:style style:name="P11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2" style:family="paragraph" style:parent-style-name="Standard">
      <style:paragraph-properties fo:margin-top="0.0835in" fo:margin-bottom="0.0555in" style:contextual-spacing="false"/>
      <style:text-properties style:font-name="Times New Roman" style:font-name-complex="Times New Roman1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0f6689" style:font-name-complex="Times New Roman1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weight="bold" style:font-weight-asian="bold" style:font-name-complex="Times New Roman1"/>
    </style:style>
    <style:style style:name="P15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weight="bold" style:font-weight-asian="bold" style:font-name-complex="Times New Roman1"/>
    </style:style>
    <style:style style:name="P16" style:family="paragraph" style:parent-style-name="Standard">
      <style:paragraph-properties fo:margin-top="0in" fo:margin-bottom="0in" style:contextual-spacing="false"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17" style:family="paragraph" style:parent-style-name="Standard">
      <style:paragraph-properties fo:padding="0.0201in" fo:border-left="none" fo:border-right="none" fo:border-top="none" fo:border-bottom="0.74pt solid #000000" style:join-border="false"/>
      <style:text-properties style:font-name="Times New Roman" fo:font-weight="bold" officeooo:paragraph-rsid="000ea297" style:font-weight-asian="bold" style:font-name-complex="Times New Roman1"/>
    </style:style>
    <style:style style:name="P18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9" style:family="paragraph" style:parent-style-name="Standard">
      <style:text-properties style:font-name="Times New Roman" fo:font-weight="bold" officeooo:rsid="0029e8da" officeooo:paragraph-rsid="0029e8da" style:font-weight-asian="bold" style:font-name-complex="Times New Roman1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weight="bold" officeooo:rsid="000f6689" officeooo:paragraph-rsid="001d4859" style:font-weight-asian="bold" style:font-name-complex="Times New Roman1" style:font-weight-complex="bold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weight="bold" officeooo:paragraph-rsid="000ea297" style:font-weight-asian="bold" style:font-name-complex="Times New Roman1"/>
    </style:style>
    <style:style style:name="P22" style:family="paragraph" style:parent-style-name="Table_20_Contents">
      <style:text-properties style:font-name="Times New Roman" fo:font-weight="bold" officeooo:rsid="0016eec5" officeooo:paragraph-rsid="001c3571" style:font-weight-asian="bold" style:font-weight-complex="bold"/>
    </style:style>
    <style:style style:name="P23" style:family="paragraph" style:parent-style-name="Table_20_Contents">
      <style:text-properties style:font-name="Times New Roman" fo:font-weight="bold" officeooo:rsid="000f6689" officeooo:paragraph-rsid="000f6689" style:font-weight-asian="bold" style:font-weight-complex="bold"/>
    </style:style>
    <style:style style:name="P24" style:family="paragraph" style:parent-style-name="Table_20_Contents">
      <style:text-properties style:font-name="Times New Roman" fo:font-weight="bold" officeooo:rsid="0013848d" officeooo:paragraph-rsid="0013848d" style:font-weight-asian="bold" style:font-weight-complex="bold"/>
    </style:style>
    <style:style style:name="P25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6" style:family="paragraph" style:parent-style-name="Standard">
      <style:paragraph-properties fo:text-align="end" style:justify-single-word="false"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28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9" style:family="paragraph" style:parent-style-name="Table_20_Contents">
      <style:text-properties style:font-name="Times New Roman" fo:font-weight="normal" officeooo:rsid="0016eec5" officeooo:paragraph-rsid="0016eec5" style:font-weight-asian="normal" style:font-weight-complex="normal"/>
    </style:style>
    <style:style style:name="P30" style:family="paragraph" style:parent-style-name="Table_20_Contents">
      <style:text-properties style:font-name="Times New Roman" fo:font-weight="normal" officeooo:rsid="0016eec5" officeooo:paragraph-rsid="001c3571" style:font-weight-asian="normal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3848d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b5418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35ec36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c3571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0f6689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rsid="001987e8" officeooo:paragraph-rsid="001a19b4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officeooo:rsid="001b5418" officeooo:paragraph-rsid="001b5418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officeooo:rsid="001c3571" officeooo:paragraph-rsid="001c3571"/>
    </style:style>
    <style:style style:name="P40" style:family="paragraph" style:parent-style-name="Standard">
      <style:paragraph-properties fo:orphans="0" fo:widows="0">
        <style:tab-stops>
          <style:tab-stop style:position="0.7709in"/>
        </style:tab-stops>
      </style:paragraph-properties>
    </style:style>
    <style:style style:name="P41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P42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3" style:family="paragraph" style:parent-style-name="Table_20_Contents">
      <style:paragraph-properties fo:margin-top="0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left="0in" fo:margin-right="0in" fo:text-indent="0in" style:auto-text-indent="false" fo:padding="0.0201in" fo:border-left="none" fo:border-right="none" fo:border-top="none" fo:border-bottom="0.74pt solid #000000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bold" style:text-blinking="false" fo:background-color="transparent" style:font-name-complex="Times New Roman1"/>
    </style:style>
    <style:style style:name="P45" style:family="paragraph" style:parent-style-name="List_20_Paragraph" style:list-style-name="L2"/>
    <style:style style:name="P46" style:family="paragraph" style:parent-style-name="List_20_Paragraph" style:list-style-name="L2">
      <style:text-properties style:font-name="Times New Roman" style:font-name-complex="Times New Roman1"/>
    </style:style>
    <style:style style:name="P47" style:family="paragraph" style:parent-style-name="Standard" style:list-style-name="L1">
      <style:text-properties style:font-name="Times New Roman" officeooo:rsid="00305c8c" officeooo:paragraph-rsid="00422c89" style:font-name-complex="Times New Roman1"/>
    </style:style>
    <style:style style:name="P48" style:family="paragraph" style:parent-style-name="Standard" style:list-style-name="L1">
      <style:text-properties style:font-name="Times New Roman" officeooo:rsid="00305c8c" officeooo:paragraph-rsid="00305c8c" style:font-name-complex="Times New Roman1"/>
    </style:style>
    <style:style style:name="P49" style:family="paragraph" style:parent-style-name="Standard" style:list-style-name="L1">
      <style:text-properties style:font-name="Times New Roman" officeooo:rsid="0040b14f" officeooo:paragraph-rsid="0040b14f" style:font-name-complex="Times New Roman1"/>
    </style:style>
    <style:style style:name="P50" style:family="paragraph" style:parent-style-name="Standard" style:list-style-name="L1">
      <style:text-properties style:font-name="Times New Roman" officeooo:paragraph-rsid="00305c8c" style:font-name-complex="Times New Roman1"/>
    </style:style>
    <style:style style:name="P51" style:family="paragraph" style:parent-style-name="Standard" style:list-style-name="L1">
      <style:text-properties style:font-name="Times New Roman" officeooo:rsid="00387d2e" officeooo:paragraph-rsid="0046b3b2" style:font-name-complex="Times New Roman1"/>
    </style:style>
    <style:style style:name="P52" style:family="paragraph" style:parent-style-name="Standard" style:list-style-name="L1">
      <style:text-properties style:font-name="Times New Roman" fo:font-weight="bold" officeooo:rsid="003f941e" officeooo:paragraph-rsid="003f941e" style:font-weight-asian="bold" style:font-name-complex="Times New Roman1" style:font-weight-complex="bold"/>
    </style:style>
    <style:style style:name="P53" style:family="paragraph" style:parent-style-name="Standard">
      <loext:graphic-properties draw:fill-gradient-name="gradient" draw:fill-hatch-name="hatch"/>
      <style:paragraph-properties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54" style:family="paragraph" style:parent-style-name="Table_20_Contents">
      <style:text-properties style:font-name="Times New Roman" fo:font-weight="normal" officeooo:rsid="001c3571" officeooo:paragraph-rsid="001c3571" style:font-weight-asian="normal" style:font-weight-complex="normal"/>
    </style:style>
    <style:style style:name="P55" style:family="paragraph" style:parent-style-name="Table_20_Contents">
      <style:text-properties style:font-name="Times New Roman" fo:font-weight="normal" officeooo:rsid="004a2de5" officeooo:paragraph-rsid="004a2de5" style:font-weight-asian="normal" style:font-weight-complex="normal"/>
    </style:style>
    <style:style style:name="P5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29e8da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5" style:family="text">
      <style:text-properties officeooo:rsid="000ea29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3571" style:font-weight-asian="normal" style:font-weight-complex="normal"/>
    </style:style>
    <style:style style:name="T8" style:family="text">
      <style:text-properties fo:font-weight="normal" officeooo:rsid="001d4859" style:font-weight-asian="normal" style:font-weight-complex="normal"/>
    </style:style>
    <style:style style:name="T9" style:family="text">
      <style:text-properties fo:font-weight="normal" officeooo:rsid="0046f217" style:font-weight-asian="normal" style:font-weight-complex="normal"/>
    </style:style>
    <style:style style:name="T10" style:family="text">
      <style:text-properties fo:font-weight="normal" officeooo:rsid="0048c590" style:font-weight-asian="normal" style:font-weight-complex="normal"/>
    </style:style>
    <style:style style:name="T11" style:family="text">
      <style:text-properties fo:font-weight="normal" officeooo:rsid="00332693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5c8c" style:font-weight-asian="bold" style:font-weight-complex="bold"/>
    </style:style>
    <style:style style:name="T14" style:family="text">
      <style:text-properties fo:font-weight="bold" officeooo:rsid="00374ee1" style:font-weight-asian="bold" style:font-weight-complex="bold"/>
    </style:style>
    <style:style style:name="T15" style:family="text">
      <style:text-properties fo:font-weight="bold" officeooo:rsid="0046f217" style:font-weight-asian="bold" style:font-weight-complex="bold"/>
    </style:style>
    <style:style style:name="T16" style:family="text">
      <style:text-properties fo:font-weight="bold" officeooo:rsid="00332693" style:font-weight-asian="bold" style:font-weight-complex="bold"/>
    </style:style>
    <style:style style:name="T17" style:family="text">
      <style:text-properties officeooo:rsid="0013848d"/>
    </style:style>
    <style:style style:name="T18" style:family="text">
      <style:text-properties officeooo:rsid="001d81fd"/>
    </style:style>
    <style:style style:name="T19" style:family="text">
      <style:text-properties officeooo:rsid="0029e8da"/>
    </style:style>
    <style:style style:name="T20" style:family="text">
      <style:text-properties officeooo:rsid="002c812a"/>
    </style:style>
    <style:style style:name="T21" style:family="text">
      <style:text-properties officeooo:rsid="002e723b"/>
    </style:style>
    <style:style style:name="T22" style:family="text">
      <style:text-properties officeooo:rsid="00305c8c"/>
    </style:style>
    <style:style style:name="T23" style:family="text">
      <style:text-properties officeooo:rsid="00332693"/>
    </style:style>
    <style:style style:name="T24" style:family="text">
      <style:text-properties officeooo:rsid="0035ec36"/>
    </style:style>
    <style:style style:name="T25" style:family="text">
      <style:text-properties officeooo:rsid="00374ee1"/>
    </style:style>
    <style:style style:name="T26" style:family="text">
      <style:text-properties officeooo:rsid="004144b9"/>
    </style:style>
    <style:style style:name="T27" style:family="text">
      <style:text-properties officeooo:rsid="00422c89"/>
    </style:style>
    <style:style style:name="T28" style:family="text">
      <style:text-properties officeooo:rsid="004439fd"/>
    </style:style>
    <style:style style:name="T29" style:family="text">
      <style:text-properties officeooo:rsid="0046b3b2"/>
    </style:style>
    <style:style style:name="T30" style:family="text">
      <style:text-properties officeooo:rsid="0046f217"/>
    </style:style>
    <style:style style:name="T31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1898in" fo:min-width="1.0898in" fo:padding-top="0.05in" fo:padding-bottom="0.05in" fo:padding-left="0.1in" fo:padding-right="0.1in" fo:wrap-option="wrap" fo:margin-left="0.1252in" fo:margin-right="0.128in" fo:margin-top="0.05in" fo:margin-bottom="0.052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7">JUBAID HOSSEN</text:p>
      <text:p text:style-name="P7">89/A, Hatembagh, Dhanmondi-15, Dhaka, Bangladesh</text:p>
      <text:p text:style-name="P2"><text:span text:style-name="T1">Gmail: </text:span><text:a xlink:type="simple" xlink:href="mailto:jubaid.eee07@gmail.com" text:style-name="Internet_20_link" text:visited-style-name="Visited_20_Internet_20_Link"><text:span text:style-name="Internet_20_link"><text:span text:style-name="T1">jubaid.eee07@gmail.com</text:span></text:span></text:a><text:span text:style-name="T1"> <text:s text:c="2"/>Linkedin: </text:span><text:a xlink:type="simple" xlink:href="https://www.linkedin.com/in/jubaid-eee07" text:style-name="Internet_20_link" text:visited-style-name="Visited_20_Internet_20_Link"><text:span text:style-name="Internet_20_link"><text:span text:style-name="T1">jubaid-eee07</text:span></text:span></text:a><text:span text:style-name="T1"> <text:s/></text:span><text:span text:style-name="T3">Phone: +88 01521-727160</text:span></text:p>
      <text:p text:style-name="P2"><text:span text:style-name="T3">Website: </text:span><text:a xlink:type="simple" xlink:href="https://j9hasan.github.io/mysite" text:style-name="Internet_20_link" text:visited-style-name="Visited_20_Internet_20_Link"><text:span text:style-name="Internet_20_link"><text:span text:style-name="T3">https://j9hasan.github.io/mysite</text:span></text:span></text:a></text:p>
      <text:p text:style-name="P11"/>
      <text:p text:style-name="P21">Experienc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text:span text:style-name="T5">Oct</text:span>, 202<text:span text:style-name="T5">3</text:span> – <text:s/><text:span text:style-name="T5">Now</text:span><text:span text:style-name="T30">(0.7 yr.)</text:span></text:p>
            <text:p text:style-name="P6">JENCE Bangladesh,12 Kalabagan 1st Ln, Dhaka 1205</text:p>
            <text:p text:style-name="P5"/>
          </table:table-cell>
          <table:table-cell table:style-name="Table4.A1" office:value-type="string">
            <text:p text:style-name="P13">Developing embedded <text:span text:style-name="T12">GUI</text:span> applications, Debugging and Testing embedded devices, Designing and Testing multi layered PCB.</text:p>
            <text:p text:style-name="P20">Used Technologies: ESP32<text:span text:style-name="T6">, </text:span><text:span text:style-name="T7">M</text:span><text:span text:style-name="T6">SP430, </text:span>ESP-IDF<text:span text:style-name="T6">, </text:span><text:span text:style-name="T29">LVGL</text:span><text:span text:style-name="T6">, </text:span><text:span text:style-name="T8">Energia</text:span><text:span text:style-name="T6">, </text:span>Git<text:span text:style-name="T6">, </text:span>EAGLE<text:span text:style-name="T6">, </text:span>KiCad<text:span text:style-name="T6">, Nano-VNA vector analyzer</text:span></text:p>
          </table:table-cell>
        </table:table-row>
      </table:table>
      <text:p text:style-name="P4"/>
      <text:p text:style-name="P15">Academic Credentials</text:p>
      <text:p text:style-name="P12"><draw:custom-shape text:anchor-type="char" draw:z-index="0" draw:name="Text Box 2" draw:style-name="gr1" draw:text-style-name="P56" svg:width="1.2894in" svg:height="0.2894in" svg:x="6.0957in" svg:y="0.0547in"><text:p text:style-name="Frame_20_contents"><draw:custom-shape text:anchor-type="char" draw:z-index="1" draw:name="Text Box 1" draw:style-name="gr1" draw:text-style-name="P56" svg:width="1.2894in" svg:height="0.2894in" svg:x="6.1827in" svg:y="0.6945in"><text:p text:style-name="Frame_20_contents"><text:span text:style-name="T1">GPA: </text:span><text:span text:style-name="T2">5.00</text:span><text:span text:style-name="T1">/</text:span><text:span text:style-name="T2">5</text:span><text:span text:style-name="T1">.0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CGPA: 3.37/4.00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Bachelor of Science in Electrical and Electronic Engineering</text:p>
      <text:p text:style-name="P18">Jashore University of Science and Technology (JUST)</text:p>
      <text:p text:style-name="P3">November, 2017 – <text:span text:style-name="T19">January</text:span>, 202<text:span text:style-name="T19">3</text:span></text:p>
      <text:p text:style-name="P8">Higher Secondary <text:span text:style-name="T30">School Certificate</text:span></text:p>
      <text:p text:style-name="P19">Rajendrapu<text:span text:style-name="T20">r</text:span> Cantonment Public School and College, <text:span text:style-name="T21">Gazipur</text:span></text:p>
      <text:p text:style-name="P9"><text:span text:style-name="T19">October</text:span>, <text:span text:style-name="T19">2014</text:span> – <text:span text:style-name="T19">November</text:span>, <text:span text:style-name="T19">2016</text:span></text:p>
      <text:p text:style-name="P9"/>
      <text:p text:style-name="P17">Projects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<text:span text:style-name="T17">Embedded</text:span> file manager <text:span text:style-name="T17">with graphical user interface.</text:span> </text:p>
            <text:p text:style-name="P29">Self learned</text:p>
          </table:table-cell>
          <table:table-cell table:style-name="Table5.A1" office:value-type="string">
            <text:p text:style-name="P31">A lightweight, simple file explorer with <text:span text:style-name="T12">lvgl</text:span> <text:span text:style-name="T18">GUI</text:span>, targeted for embedded systems. <text:span text:style-name="T17">Used ESP32 and ILI9341 display with XPT2046 touch.</text:span></text:p>
            <text:p text:style-name="P32"><text:span text:style-name="T12">Technology used:</text:span> Standard C file system, SD Card, SPI</text:p>
            <text:p text:style-name="P36">Project github repo: <text:a xlink:type="simple" xlink:href="https://github.com/j9hasan/lvgl_file_manager.git" text:style-name="Internet_20_link" text:visited-style-name="Visited_20_Internet_20_Link">here</text:a></text:p>
            <text:p text:style-name="P37">Demo: <text:a xlink:type="simple" xlink:href="https://www.linkedin.com/posts/jubaid-eee07_lvgl-activity-7186946569433149440-Rsxr?utm_source=share&amp;utm_medium=member_desktop" text:style-name="Internet_20_link" text:visited-style-name="Visited_20_Internet_20_Link">here</text:a></text:p>
          </table:table-cell>
        </table:table-row>
        <table:table-row>
          <table:table-cell table:style-name="Table5.A1" office:value-type="string">
            <text:p text:style-name="P24">ESP32 as socket client</text:p>
            <text:p text:style-name="P29">Self learned</text:p>
          </table:table-cell>
          <table:table-cell table:style-name="Table5.A1" office:value-type="string">
            <text:p text:style-name="P32">Connects ESP32 with a socket server written in java and sends data.</text:p>
            <text:p text:style-name="P32"><text:span text:style-name="T12">Technology used:</text:span> BSD-Socket API, ESP-IDF</text:p>
            <text:p text:style-name="P32">Project github repo: <text:a xlink:type="simple" xlink:href="https://github.com/j9hasan/ESP_IDF_PROJECTS/tree/master/socket_client" text:style-name="Internet_20_link" text:visited-style-name="Visited_20_Internet_20_Link">here</text:a></text:p>
          </table:table-cell>
        </table:table-row>
        <table:table-row>
          <table:table-cell table:style-name="Table5.A1" office:value-type="string">
            <text:p text:style-name="P24">Hostel meal management system using C</text:p>
            <text:p text:style-name="P54">Academic</text:p>
            <text:p text:style-name="P55">Course: <text:span text:style-name="T12">CSE1202</text:span> sessional</text:p>
          </table:table-cell>
          <table:table-cell table:style-name="Table5.A1" office:value-type="string">
            <text:p text:style-name="P38">A terminal application to manage meal system for residential hostel/hall. This was my undergrad project of cse1202 course under <text:a xlink:type="simple" xlink:href="https://just.edu.bd/t/eee-mehedihasan" text:style-name="Internet_20_link" text:visited-style-name="Visited_20_Internet_20_Link">Mehedi Hasan</text:a> sir.</text:p>
            <text:p text:style-name="P33">Project github repo: <text:a xlink:type="simple" xlink:href="https://github.com/j9hasan/hostel_meal_management_terminal_application.git" text:style-name="Internet_20_link" text:visited-style-name="Visited_20_Internet_20_Link">here</text:a></text:p>
            <text:p text:style-name="P34"><text:span text:style-name="T12">Technology used:</text:span> <text:span text:style-name="T24">C, File IO</text:span></text:p>
          </table:table-cell>
        </table:table-row>
        <table:table-row>
          <table:table-cell table:style-name="Table5.A1" office:value-type="string">
            <text:p text:style-name="P24">PI<text:span text:style-name="T25">D</text:span> controlled DC-DC converter.</text:p>
            <text:p text:style-name="P54">Academic</text:p>
            <text:p text:style-name="P55">Course: <text:span text:style-name="T12">EEE3202</text:span>, Power electronics sessional</text:p>
          </table:table-cell>
          <table:table-cell table:style-name="Table5.A1" office:value-type="string">
            <text:p text:style-name="P38">DC-DC buck converter where the output is <text:span text:style-name="T12">constant</text:span> and not dependent on input voltage. This was achieved by introducing a <text:span text:style-name="T12">PI</text:span><text:span text:style-name="T14">D</text:span><text:span text:style-name="T12"> controllar</text:span> to control the chopper circuit.</text:p>
            <text:p text:style-name="P35">Project github repo: <text:a xlink:type="simple" xlink:href="https://github.com/j9hasan/closed-loop-buck-converter.git" text:style-name="Internet_20_link" text:visited-style-name="Visited_20_Internet_20_Link">here</text:a></text:p>
            <text:p text:style-name="P34"><text:span text:style-name="T12">Technology used:</text:span> <text:span text:style-name="T24">MATLAB</text:span></text:p>
          </table:table-cell>
        </table:table-row>
        <table:table-row>
          <table:table-cell table:style-name="Table5.A1" office:value-type="string">
            <text:p text:style-name="P22">PCB design: ESP32-S3 development board with peripherals</text:p>
            <text:p text:style-name="P30">Self learned</text:p>
          </table:table-cell>
          <table:table-cell table:style-name="Table5.A1" office:value-type="string">
            <text:p text:style-name="P39">A development board with ESP32-s3, SD card interface, IO and 480*320 capacitive touch <text:span text:style-name="T12">IPS display</text:span></text:p>
            <text:p text:style-name="P35">Project github repo: <text:a xlink:type="simple" xlink:href="https://github.com/j9hasan/esp32-s3-dev-board.git" text:style-name="Internet_20_link" text:visited-style-name="Visited_20_Internet_20_Link">here</text:a></text:p>
            <text:p text:style-name="P34"><text:span text:style-name="T12">Technology used:</text:span> <text:span text:style-name="T24">KiCAD-8</text:span></text:p>
          </table:table-cell>
        </table:table-row>
      </table:table>
      <text:p text:style-name="P53"/>
      <text:p text:style-name="P14"><text:soft-page-break/>Technical Skills</text:p>
      <text:list xml:id="list577742429" text:style-name="L1">
        <text:list-item>
          <text:p text:style-name="P47"><text:span text:style-name="T12">Hardware</text:span>: <text:span text:style-name="T12">ESP32</text:span>, MSP430, <text:span text:style-name="T27">Intel 8085,</text:span> MU910 RF, <text:span text:style-name="T23">Instrumentation and sensors, </text:span><text:span text:style-name="T16">KiCAD</text:span><text:span text:style-name="T11">, EAGLE, </text:span><text:span text:style-name="T9">proficient in making custom </text:span><text:span text:style-name="T15">footprint</text:span><text:span text:style-name="T9"> </text:span><text:span text:style-name="T10">and libraries</text:span></text:p>
        </text:list-item>
        <text:list-item>
          <text:p text:style-name="P49"><text:span text:style-name="T12">Programming Language:</text:span> <text:span text:style-name="T12">C</text:span>, <text:span text:style-name="T26">Python, </text:span><text:span text:style-name="T28">MATLAB</text:span></text:p>
        </text:list-item>
        <text:list-item>
          <text:p text:style-name="P48"><text:span text:style-name="T12">Frameworks</text:span>: <text:span text:style-name="T12">ESP-IDF</text:span>, <text:span text:style-name="T12">LVGL(</text:span><text:span text:style-name="T15">Light Versatile </text:span><text:span text:style-name="T12">Embedded </text:span><text:span text:style-name="T15">G</text:span><text:span text:style-name="T12">raphics </text:span><text:span text:style-name="T15">L</text:span><text:span text:style-name="T12">ibrary)</text:span>, Arduino</text:p>
        </text:list-item>
        <text:list-item>
          <text:p text:style-name="P52">Web Design:<text:span text:style-name="T6"> HTML, CSS, Bootstrap</text:span></text:p>
        </text:list-item>
        <text:list-item>
          <text:p text:style-name="P50"><text:span text:style-name="T13">OS</text:span><text:span text:style-name="T22">: Ubuntu Linux</text:span></text:p>
        </text:list-item>
        <text:list-item>
          <text:p text:style-name="P51"><text:span text:style-name="T12">Others</text:span>: Experience on Wireless programming – Socket, Wi<text:span text:style-name="T29">F</text:span>i, BT classic, BLE GAP, GATT API.</text:p>
        </text:list-item>
      </text:list>
      <text:p text:style-name="P16"/>
      <text:p text:style-name="P14">Extra-Curricular Activities</text:p>
      <text:list xml:id="list1885963032" text:style-name="L2">
        <text:list-item>
          <text:p text:style-name="P46">Member, Shohayok Foundation</text:p>
        </text:list-item>
        <text:list-item>
          <text:p text:style-name="P45"><text:span text:style-name="T1">Volunteer</text:span><text:bookmark text:name="_GoBack"/><text:span text:style-name="T1"> at Free Medical Campaign organized by Shohayok Foundation.</text:span></text:p>
        </text:list-item>
        <text:list-item>
          <text:p text:style-name="P46">Member, JUST Robo Society</text:p>
        </text:list-item>
        <text:list-item>
          <text:p text:style-name="P46">Participant, Rotaract District Science Fair</text:p>
        </text:list-item>
        <text:list-item>
          <text:p text:style-name="P46">Teacher, Chemistry &amp; ICT Angkur Science Care. (2-years: 2021 – 2022)</text:p>
        </text:list-item>
      </text:list>
      <text:p text:style-name="P10"/>
      <text:p text:style-name="P44"><text:bookmark text:name="docs-internal-guid-283f850f-7fff-ddf9-d81c-955f3d82ac48"/>Personal Detail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2">Father’s Name</text:p>
          </table:table-cell>
          <table:table-cell table:style-name="Table1.A1" office:value-type="string">
            <text:p text:style-name="P43">:</text:p>
          </table:table-cell>
          <table:table-cell table:style-name="Table1.A1" office:value-type="string">
            <text:p text:style-name="P42">Md Rejaul Karim</text:p>
          </table:table-cell>
        </table:table-row>
        <table:table-row>
          <table:table-cell table:style-name="Table1.A1" office:value-type="string">
            <text:p text:style-name="P42">Mother’s Name</text:p>
          </table:table-cell>
          <table:table-cell table:style-name="Table1.A1" office:value-type="string">
            <text:p text:style-name="P43">:</text:p>
          </table:table-cell>
          <table:table-cell table:style-name="Table1.A1" office:value-type="string">
            <text:p text:style-name="P42">Julekha Begum</text:p>
          </table:table-cell>
        </table:table-row>
        <table:table-row>
          <table:table-cell table:style-name="Table1.A1" office:value-type="string">
            <text:p text:style-name="P42">Date of Birth</text:p>
          </table:table-cell>
          <table:table-cell table:style-name="Table1.A1" office:value-type="string">
            <text:p text:style-name="P43">:</text:p>
          </table:table-cell>
          <table:table-cell table:style-name="Table1.A1" office:value-type="string">
            <text:p text:style-name="P42">December 2, 1998</text:p>
          </table:table-cell>
        </table:table-row>
        <table:table-row>
          <table:table-cell table:style-name="Table1.A1" office:value-type="string">
            <text:p text:style-name="P42">Gender</text:p>
          </table:table-cell>
          <table:table-cell table:style-name="Table1.A1" office:value-type="string">
            <text:p text:style-name="P43">:</text:p>
          </table:table-cell>
          <table:table-cell table:style-name="Table1.A1" office:value-type="string">
            <text:p text:style-name="P42">Male</text:p>
          </table:table-cell>
        </table:table-row>
        <table:table-row>
          <table:table-cell table:style-name="Table1.A1" office:value-type="string">
            <text:p text:style-name="P42">Height(Meter)</text:p>
          </table:table-cell>
          <table:table-cell table:style-name="Table1.A1" office:value-type="string">
            <text:p text:style-name="P43">:</text:p>
          </table:table-cell>
          <table:table-cell table:style-name="Table1.A1" office:value-type="string">
            <text:p text:style-name="P42">1.68</text:p>
          </table:table-cell>
        </table:table-row>
        <table:table-row>
          <table:table-cell table:style-name="Table1.A1" office:value-type="string">
            <text:p text:style-name="P42">Weight(Kg)</text:p>
          </table:table-cell>
          <table:table-cell table:style-name="Table1.A1" office:value-type="string">
            <text:p text:style-name="P43">:</text:p>
          </table:table-cell>
          <table:table-cell table:style-name="Table1.A1" office:value-type="string">
            <text:p text:style-name="P42">56</text:p>
          </table:table-cell>
        </table:table-row>
        <table:table-row>
          <table:table-cell table:style-name="Table1.A1" office:value-type="string">
            <text:p text:style-name="P42">Marital Status</text:p>
          </table:table-cell>
          <table:table-cell table:style-name="Table1.A1" office:value-type="string">
            <text:p text:style-name="P43">:</text:p>
          </table:table-cell>
          <table:table-cell table:style-name="Table1.A1" office:value-type="string">
            <text:p text:style-name="P42">Unmarried</text:p>
          </table:table-cell>
        </table:table-row>
        <table:table-row>
          <table:table-cell table:style-name="Table1.A1" office:value-type="string">
            <text:p text:style-name="P42">Nationality</text:p>
          </table:table-cell>
          <table:table-cell table:style-name="Table1.A1" office:value-type="string">
            <text:p text:style-name="P43">:</text:p>
          </table:table-cell>
          <table:table-cell table:style-name="Table1.A1" office:value-type="string">
            <text:p text:style-name="P42">Bangladeshi</text:p>
          </table:table-cell>
        </table:table-row>
        <table:table-row>
          <table:table-cell table:style-name="Table1.A1" office:value-type="string">
            <text:p text:style-name="P42">National Id No.</text:p>
          </table:table-cell>
          <table:table-cell table:style-name="Table1.A1" office:value-type="string">
            <text:p text:style-name="P43">:</text:p>
          </table:table-cell>
          <table:table-cell table:style-name="Table1.A1" office:value-type="string">
            <text:p text:style-name="P42">7804331275</text:p>
          </table:table-cell>
        </table:table-row>
        <table:table-row>
          <table:table-cell table:style-name="Table1.A1" office:value-type="string">
            <text:p text:style-name="P42">Religion</text:p>
          </table:table-cell>
          <table:table-cell table:style-name="Table1.A1" office:value-type="string">
            <text:p text:style-name="P43">:</text:p>
          </table:table-cell>
          <table:table-cell table:style-name="Table1.A1" office:value-type="string">
            <text:p text:style-name="P42">Islam</text:p>
          </table:table-cell>
        </table:table-row>
        <table:table-row>
          <table:table-cell table:style-name="Table1.A1" office:value-type="string">
            <text:p text:style-name="P42">Permanent Address</text:p>
          </table:table-cell>
          <table:table-cell table:style-name="Table1.A1" office:value-type="string">
            <text:p text:style-name="P43">:</text:p>
          </table:table-cell>
          <table:table-cell table:style-name="Table1.A1" office:value-type="string">
            <text:p text:style-name="P42">Ilshamari, Maderganj, Jamalpur</text:p>
          </table:table-cell>
        </table:table-row>
        <table:table-row>
          <table:table-cell table:style-name="Table1.A1" office:value-type="string">
            <text:p text:style-name="P42">Current Location</text:p>
          </table:table-cell>
          <table:table-cell table:style-name="Table1.A1" office:value-type="string">
            <text:p text:style-name="P43">:</text:p>
          </table:table-cell>
          <table:table-cell table:style-name="Table1.A1" office:value-type="string">
            <text:p text:style-name="P42">Jashore, Khulna, Bangladesh</text:p>
          </table:table-cell>
        </table:table-row>
        <table:table-row>
          <table:table-cell table:style-name="Table1.A1" office:value-type="string">
            <text:p text:style-name="P42">Blood Group</text:p>
          </table:table-cell>
          <table:table-cell table:style-name="Table1.A1" office:value-type="string">
            <text:p text:style-name="P43">:</text:p>
          </table:table-cell>
          <table:table-cell table:style-name="Table1.A1" office:value-type="string">
            <text:p text:style-name="P42">O+</text:p>
          </table:table-cell>
        </table:table-row>
      </table:table>
      <text:p text:style-name="P10"/>
      <text:p text:style-name="P14">Referenc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6"/>
          </table:table-cell>
          <table:table-cell table:style-name="Table3.C1" office:value-type="string">
            <text:p text:style-name="P28">Reference 01</text:p>
          </table:table-cell>
          <table:table-cell table:style-name="Table3.D1" office:value-type="string">
            <text:p text:style-name="P28">Reference 02</text:p>
          </table:table-cell>
        </table:table-row>
        <table:table-row table:style-name="Table3.2">
          <table:table-cell table:style-name="Table3.A1" office:value-type="string">
            <text:p text:style-name="P25">Name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25">Dr. Md Tanvir Hasan</text:p>
          </table:table-cell>
          <table:table-cell table:style-name="Table3.D1" office:value-type="string">
            <text:p text:style-name="P25">Dr. Mehedi Hassan(Jewel)</text:p>
          </table:table-cell>
        </table:table-row>
        <table:table-row table:style-name="Table3.3">
          <table:table-cell table:style-name="Table3.A1" office:value-type="string">
            <text:p text:style-name="P25">Organization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25">Jashore University of Science &amp; Technology</text:p>
          </table:table-cell>
          <table:table-cell table:style-name="Table3.D1" office:value-type="string">
            <text:p text:style-name="P25">Jashore University of Science &amp; Technology</text:p>
          </table:table-cell>
        </table:table-row>
        <table:table-row table:style-name="Table3.1">
          <table:table-cell table:style-name="Table3.A1" office:value-type="string">
            <text:p text:style-name="P25">Designation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25">Associate Professor</text:p>
          </table:table-cell>
          <table:table-cell table:style-name="Table3.D1" office:value-type="string">
            <text:p text:style-name="P25">Assistant Professor</text:p>
          </table:table-cell>
        </table:table-row>
        <table:table-row table:style-name="Table3.5">
          <table:table-cell table:style-name="Table3.A1" office:value-type="string">
            <text:p text:style-name="P25">Address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25">USA(On Study Leave)</text:p>
          </table:table-cell>
          <table:table-cell table:style-name="Table3.D1" office:value-type="string">
            <text:p text:style-name="P25">Room No: 215, Sir Jagadish Chandra Bose</text:p>
            <text:p text:style-name="P25">Academic Building,JUST,</text:p>
            <text:p text:style-name="P25">Churamonkathi, Ambottola, Jashore-7408,</text:p>
            <text:p text:style-name="P25">Bangladesh.</text:p>
          </table:table-cell>
        </table:table-row>
        <table:table-row table:style-name="Table3.1">
          <table:table-cell table:style-name="Table3.A1" office:value-type="string">
            <text:p text:style-name="P25">Mobile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25">+1 803 200 4835</text:p>
          </table:table-cell>
          <table:table-cell table:style-name="Table3.D1" office:value-type="string">
            <text:p text:style-name="P25">+880 1718945945</text:p>
          </table:table-cell>
        </table:table-row>
        <table:table-row table:style-name="Table3.1">
          <table:table-cell table:style-name="Table3.A1" office:value-type="string">
            <text:p text:style-name="P25">Email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40"><text:a xlink:type="simple" xlink:href="mailto:mth.eee@gmail.com" text:style-name="Standard" text:visited-style-name="Standard"><text:span text:style-name="T4">mth.eee@gmail.com</text:span></text:a></text:p>
          </table:table-cell>
          <table:table-cell table:style-name="Table3.D1" office:value-type="string">
            <text:p text:style-name="P41"><text:a xlink:type="simple" xlink:href="mailto:m.hassan@just.edu.bd" text:style-name="Internet_20_link" text:visited-style-name="Visited_20_Internet_20_Link">m.hassan@just.edu.bd</text:a></text:p>
          </table:table-cell>
        </table:table-row>
        <table:table-row table:style-name="Table3.2">
          <table:table-cell table:style-name="Table3.A1" office:value-type="string">
            <text:p text:style-name="P25">Relation</text:p>
          </table:table-cell>
          <table:table-cell table:style-name="Table3.A1" office:value-type="string">
            <text:p text:style-name="P26">:</text:p>
          </table:table-cell>
          <table:table-cell table:style-name="Table3.C1" office:value-type="string">
            <text:p text:style-name="P25">Academic</text:p>
          </table:table-cell>
          <table:table-cell table:style-name="Table3.D1" office:value-type="string">
            <text:p text:style-name="P25">Academi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55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555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baid</meta:initial-creator>
    <meta:editing-cycles>53</meta:editing-cycles>
    <meta:editing-duration>PT5H47M27S</meta:editing-duration>
    <meta:generator>LibreOffice/7.3.7.2$Linux_X86_64 LibreOffice_project/30$Build-2</meta:generator>
    <dc:date>2024-05-15T21:09:34.026288190</dc:date>
    <meta:document-statistic meta:table-count="4" meta:image-count="0" meta:object-count="0" meta:page-count="2" meta:paragraph-count="134" meta:word-count="511" meta:character-count="3524" meta:non-whitespace-character-count="3147"/>
    <meta:user-defined meta:name="AppVersion">16.0000</meta:user-defined>
    <meta:template xlink:type="simple" xlink:actuate="onRequest" xlink:title="Normal.dotm" xlink:href=""/>
  </office:meta>
</office:document-meta>
</file>